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0378">
            <text:p>I-10378</text:p>
          </table:table-cell>
          <table:table-cell office:value-type="float" office:value="-32.612">
            <text:p>-32.612</text:p>
          </table:table-cell>
          <table:table-cell office:value-type="float" office:value="115.647">
            <text:p>115.647</text:p>
          </table:table-cell>
          <table:table-cell office:value-type="float" office:value="4905.0">
            <text:p>4905.0</text:p>
          </table:table-cell>
          <table:table-cell office:value-type="float" office:value="105.0">
            <text:p>105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ownEtal1980,LewisEtal2013">
            <text:p>BrownEtal1980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0377">
            <text:p>I-10377</text:p>
          </table:table-cell>
          <table:table-cell office:value-type="float" office:value="-32.612">
            <text:p>-32.612</text:p>
          </table:table-cell>
          <table:table-cell office:value-type="float" office:value="115.647">
            <text:p>115.647</text:p>
          </table:table-cell>
          <table:table-cell office:value-type="float" office:value="5505.0">
            <text:p>5505.0</text:p>
          </table:table-cell>
          <table:table-cell office:value-type="float" office:value="115.0">
            <text:p>115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ownEtal1980,LewisEtal2013">
            <text:p>BrownEtal1980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2023">
            <text:p>GX-12023</text:p>
          </table:table-cell>
          <table:table-cell office:value-type="float" office:value="-32.288">
            <text:p>-32.288</text:p>
          </table:table-cell>
          <table:table-cell office:value-type="float" office:value="115.716">
            <text:p>115.716</text:p>
          </table:table-cell>
          <table:table-cell office:value-type="float" office:value="4080.0">
            <text:p>4080.0</text:p>
          </table:table-cell>
          <table:table-cell office:value-type="float" office:value="250.0">
            <text:p>250.0</text:p>
          </table:table-cell>
          <table:table-cell office:value-type="string" office:value="Shell material (Donax)">
            <text:p>Shell material (Donax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Etal1988,LewisEtal2013">
            <text:p>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1585">
            <text:p>GX-11585</text:p>
          </table:table-cell>
          <table:table-cell office:value-type="float" office:value="-32.298">
            <text:p>-32.298</text:p>
          </table:table-cell>
          <table:table-cell office:value-type="float" office:value="115.727">
            <text:p>115.727</text:p>
          </table:table-cell>
          <table:table-cell office:value-type="float" office:value="2224.0">
            <text:p>2224.0</text:p>
          </table:table-cell>
          <table:table-cell office:value-type="float" office:value="135.0">
            <text:p>135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SUA-1904">
            <text:p>SUA-1904</text:p>
          </table:table-cell>
          <table:table-cell office:value-type="float" office:value="-31.99">
            <text:p>-31.99</text:p>
          </table:table-cell>
          <table:table-cell office:value-type="float" office:value="115.52">
            <text:p>115.52</text:p>
          </table:table-cell>
          <table:table-cell office:value-type="float" office:value="3270.0">
            <text:p>3270.0</text:p>
          </table:table-cell>
          <table:table-cell office:value-type="float" office:value="90.0">
            <text:p>90.0</text:p>
          </table:table-cell>
          <table:table-cell office:value-type="string" office:value="Shell material (Katelysia scalarina)">
            <text:p>Shell material (Katelysia scalari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14">
            <text:p>1.1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2557">
            <text:p>I-12557</text:p>
          </table:table-cell>
          <table:table-cell office:value-type="float" office:value="-32.368">
            <text:p>-32.368</text:p>
          </table:table-cell>
          <table:table-cell office:value-type="float" office:value="115.787">
            <text:p>115.787</text:p>
          </table:table-cell>
          <table:table-cell office:value-type="float" office:value="4855.0">
            <text:p>4855.0</text:p>
          </table:table-cell>
          <table:table-cell office:value-type="float" office:value="96.0">
            <text:p>96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SUA-1902">
            <text:p>SUA-1902</text:p>
          </table:table-cell>
          <table:table-cell office:value-type="float" office:value="-31.99">
            <text:p>-31.99</text:p>
          </table:table-cell>
          <table:table-cell office:value-type="float" office:value="115.52">
            <text:p>115.52</text:p>
          </table:table-cell>
          <table:table-cell office:value-type="float" office:value="6410.0">
            <text:p>6410.0</text:p>
          </table:table-cell>
          <table:table-cell office:value-type="float" office:value="110.0">
            <text:p>110.0</text:p>
          </table:table-cell>
          <table:table-cell office:value-type="string" office:value="Shell material (Tellina perna)">
            <text:p>Shell material (Tellina per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2022">
            <text:p>GX-12022</text:p>
          </table:table-cell>
          <table:table-cell office:value-type="float" office:value="-32.288">
            <text:p>-32.288</text:p>
          </table:table-cell>
          <table:table-cell office:value-type="float" office:value="115.716">
            <text:p>115.716</text:p>
          </table:table-cell>
          <table:table-cell office:value-type="float" office:value="2760.0">
            <text:p>2760.0</text:p>
          </table:table-cell>
          <table:table-cell office:value-type="float" office:value="220.0">
            <text:p>220.0</text:p>
          </table:table-cell>
          <table:table-cell office:value-type="string" office:value="Shell material (Donax)">
            <text:p>Shell material (Donax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Etal1988,LewisEtal2013">
            <text:p>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Y-324">
            <text:p>Y-324</text:p>
          </table:table-cell>
          <table:table-cell office:value-type="float" office:value="-32.271">
            <text:p>-32.271</text:p>
          </table:table-cell>
          <table:table-cell office:value-type="float" office:value="115.687">
            <text:p>115.687</text:p>
          </table:table-cell>
          <table:table-cell office:value-type="float" office:value="5525.0">
            <text:p>5525.0</text:p>
          </table:table-cell>
          <table:table-cell office:value-type="float" office:value="134.0">
            <text:p>134.0</text:p>
          </table:table-cell>
          <table:table-cell office:value-type="string" office:value="Shell material (Katelysia scalarina)">
            <text:p>Shell material (Katelysia scalari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eeveyEtal1959,LewisEtal2013">
            <text:p>DeeveyEtal1959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Y-333">
            <text:p>Y-333</text:p>
          </table:table-cell>
          <table:table-cell office:value-type="float" office:value="-32.003">
            <text:p>-32.003</text:p>
          </table:table-cell>
          <table:table-cell office:value-type="float" office:value="115.537">
            <text:p>115.537</text:p>
          </table:table-cell>
          <table:table-cell office:value-type="float" office:value="5585.0">
            <text:p>5585.0</text:p>
          </table:table-cell>
          <table:table-cell office:value-type="float" office:value="105.0">
            <text:p>105.0</text:p>
          </table:table-cell>
          <table:table-cell office:value-type="string" office:value="Pelecypod (Barbatia pistachia)">
            <text:p>Pelecypod (Barbatia pistachi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DeeveyEtal1959,LewisEtal2013">
            <text:p>DeeveyEtal1959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Y-337">
            <text:p>Y-337</text:p>
          </table:table-cell>
          <table:table-cell office:value-type="float" office:value="-31.996">
            <text:p>-31.996</text:p>
          </table:table-cell>
          <table:table-cell office:value-type="float" office:value="115.519">
            <text:p>115.519</text:p>
          </table:table-cell>
          <table:table-cell office:value-type="float" office:value="4215.0">
            <text:p>4215.0</text:p>
          </table:table-cell>
          <table:table-cell office:value-type="float" office:value="96.0">
            <text:p>96.0</text:p>
          </table:table-cell>
          <table:table-cell office:value-type="string" office:value="Shell material (Katelysia scalarina)">
            <text:p>Shell material (Katelysia scalari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eeveyEtal1959,LewisEtal2013">
            <text:p>DeeveyEtal1959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1872">
            <text:p>GX-11872</text:p>
          </table:table-cell>
          <table:table-cell office:value-type="float" office:value="-32.327">
            <text:p>-32.327</text:p>
          </table:table-cell>
          <table:table-cell office:value-type="float" office:value="115.756">
            <text:p>115.756</text:p>
          </table:table-cell>
          <table:table-cell office:value-type="float" office:value="1425.0">
            <text:p>1425.0</text:p>
          </table:table-cell>
          <table:table-cell office:value-type="float" office:value="150.0">
            <text:p>150.0</text:p>
          </table:table-cell>
          <table:table-cell office:value-type="string" office:value="Shell material (Donax)">
            <text:p>Shell material (Donax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earleEtal1988,LewisEtal2013">
            <text:p>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1587">
            <text:p>GX-11587</text:p>
          </table:table-cell>
          <table:table-cell office:value-type="float" office:value="-32.275">
            <text:p>-32.275</text:p>
          </table:table-cell>
          <table:table-cell office:value-type="float" office:value="115.779">
            <text:p>115.779</text:p>
          </table:table-cell>
          <table:table-cell office:value-type="float" office:value="5700.0">
            <text:p>5700.0</text:p>
          </table:table-cell>
          <table:table-cell office:value-type="float" office:value="190.0">
            <text:p>190.0</text:p>
          </table:table-cell>
          <table:table-cell office:value-type="string" office:value="Shell material (Donax)">
            <text:p>Shell material (Donax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Etal1988,LewisEtal2013">
            <text:p>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1586">
            <text:p>GX-11586</text:p>
          </table:table-cell>
          <table:table-cell office:value-type="float" office:value="-32.293">
            <text:p>-32.293</text:p>
          </table:table-cell>
          <table:table-cell office:value-type="float" office:value="115.732">
            <text:p>115.732</text:p>
          </table:table-cell>
          <table:table-cell office:value-type="float" office:value="3892.0">
            <text:p>3892.0</text:p>
          </table:table-cell>
          <table:table-cell office:value-type="float" office:value="245.0">
            <text:p>245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95">
            <text:p>0.9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2902">
            <text:p>GX-12902</text:p>
          </table:table-cell>
          <table:table-cell office:value-type="float" office:value="-32.518">
            <text:p>-32.518</text:p>
          </table:table-cell>
          <table:table-cell office:value-type="float" office:value="115.734">
            <text:p>115.734</text:p>
          </table:table-cell>
          <table:table-cell office:value-type="float" office:value="3475.0">
            <text:p>3475.0</text:p>
          </table:table-cell>
          <table:table-cell office:value-type="float" office:value="160.0">
            <text:p>160.0</text:p>
          </table:table-cell>
          <table:table-cell office:value-type="string" office:value="Shell material (mixed)">
            <text:p>Shell material (mixed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earleEtal1988,LewisEtal2013">
            <text:p>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2628">
            <text:p>GX-12628</text:p>
          </table:table-cell>
          <table:table-cell office:value-type="float" office:value="-32.442">
            <text:p>-32.442</text:p>
          </table:table-cell>
          <table:table-cell office:value-type="float" office:value="115.76">
            <text:p>115.76</text:p>
          </table:table-cell>
          <table:table-cell office:value-type="float" office:value="2720.0">
            <text:p>2720.0</text:p>
          </table:table-cell>
          <table:table-cell office:value-type="float" office:value="185.0">
            <text:p>185.0</text:p>
          </table:table-cell>
          <table:table-cell office:value-type="string" office:value="Shell material (Donax)">
            <text:p>Shell material (Donax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earleEtal1988,LewisEtal2013">
            <text:p>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k8372">
            <text:p>Wk8372</text:p>
          </table:table-cell>
          <table:table-cell office:value-type="float" office:value="-32.004">
            <text:p>-32.004</text:p>
          </table:table-cell>
          <table:table-cell office:value-type="float" office:value="115.525">
            <text:p>115.525</text:p>
          </table:table-cell>
          <table:table-cell office:value-type="float" office:value="5600.0">
            <text:p>5600.0</text:p>
          </table:table-cell>
          <table:table-cell office:value-type="float" office:value="60.0">
            <text:p>60.0</text:p>
          </table:table-cell>
          <table:table-cell office:value-type="string" office:value="Serpulid Tubeworms">
            <text:p>Serpulid Tubeworm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Etal2005,LewisEtal2013">
            <text:p>BakerEtal2001,BakerEtal2005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aK-2874">
            <text:p>GaK-2874</text:p>
          </table:table-cell>
          <table:table-cell office:value-type="float" office:value="-31.9">
            <text:p>-31.9</text:p>
          </table:table-cell>
          <table:table-cell office:value-type="float" office:value="115.967">
            <text:p>115.967</text:p>
          </table:table-cell>
          <table:table-cell office:value-type="float" office:value="7065.0">
            <text:p>7065.0</text:p>
          </table:table-cell>
          <table:table-cell office:value-type="float" office:value="124.0">
            <text:p>124.0</text:p>
          </table:table-cell>
          <table:table-cell office:value-type="string" office:value="Shell material (Paphia callistotapes)">
            <text:p>Shell material (Paphia callistotapes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igoshiEtal1973,Kendrick1977,LewisEtal2013">
            <text:p>KigoshiEtal1973,Kendrick1977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aK-7901">
            <text:p>GaK-7901</text:p>
          </table:table-cell>
          <table:table-cell office:value-type="float" office:value="-32.612">
            <text:p>-32.612</text:p>
          </table:table-cell>
          <table:table-cell office:value-type="float" office:value="115.647">
            <text:p>115.647</text:p>
          </table:table-cell>
          <table:table-cell office:value-type="float" office:value="5655.0">
            <text:p>5655.0</text:p>
          </table:table-cell>
          <table:table-cell office:value-type="float" office:value="115.0">
            <text:p>115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ownEtal1980,LewisEtal2013">
            <text:p>BrownEtal1980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SUA-341">
            <text:p>SUA-341</text:p>
          </table:table-cell>
          <table:table-cell office:value-type="float" office:value="-32.021">
            <text:p>-32.021</text:p>
          </table:table-cell>
          <table:table-cell office:value-type="float" office:value="115.815">
            <text:p>115.815</text:p>
          </table:table-cell>
          <table:table-cell office:value-type="float" office:value="5940.0">
            <text:p>5940.0</text:p>
          </table:table-cell>
          <table:table-cell office:value-type="float" office:value="110.0">
            <text:p>110.0</text:p>
          </table:table-cell>
          <table:table-cell office:value-type="string" office:value="Shell material (Sanguinolaria biradiata)">
            <text:p>Shell material (Sanguinolaria biradia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GillespieTemple1976,LewisEtal2013">
            <text:p>GillespieTemple1976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SUA-340">
            <text:p>SUA-340</text:p>
          </table:table-cell>
          <table:table-cell office:value-type="float" office:value="-32.021">
            <text:p>-32.021</text:p>
          </table:table-cell>
          <table:table-cell office:value-type="float" office:value="115.815">
            <text:p>115.815</text:p>
          </table:table-cell>
          <table:table-cell office:value-type="float" office:value="5440.0">
            <text:p>5440.0</text:p>
          </table:table-cell>
          <table:table-cell office:value-type="float" office:value="110.0">
            <text:p>110.0</text:p>
          </table:table-cell>
          <table:table-cell office:value-type="string" office:value="Shell material (Circe sulcata sp)">
            <text:p>Shell material (Circe sulcata sp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GillespieTemple1976,LewisEtal2013">
            <text:p>GillespieTemple1976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SUA-339">
            <text:p>SUA-339</text:p>
          </table:table-cell>
          <table:table-cell office:value-type="float" office:value="-32.021">
            <text:p>-32.021</text:p>
          </table:table-cell>
          <table:table-cell office:value-type="float" office:value="115.815">
            <text:p>115.815</text:p>
          </table:table-cell>
          <table:table-cell office:value-type="float" office:value="4500.0">
            <text:p>4500.0</text:p>
          </table:table-cell>
          <table:table-cell office:value-type="float" office:value="100.0">
            <text:p>100.0</text:p>
          </table:table-cell>
          <table:table-cell office:value-type="string" office:value="Shell material (Circe sulcata sp)">
            <text:p>Shell material (Circe sulcata sp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15">
            <text:p>0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GillespieTemple1976,LewisEtal2013">
            <text:p>GillespieTemple1976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2362">
            <text:p>I-12362</text:p>
          </table:table-cell>
          <table:table-cell office:value-type="float" office:value="-32.305">
            <text:p>-32.305</text:p>
          </table:table-cell>
          <table:table-cell office:value-type="float" office:value="115.722">
            <text:p>115.722</text:p>
          </table:table-cell>
          <table:table-cell office:value-type="float" office:value="3203.0">
            <text:p>3203.0</text:p>
          </table:table-cell>
          <table:table-cell office:value-type="float" office:value="96.0">
            <text:p>96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1773">
            <text:p>I-11773</text:p>
          </table:table-cell>
          <table:table-cell office:value-type="float" office:value="-32.398">
            <text:p>-32.398</text:p>
          </table:table-cell>
          <table:table-cell office:value-type="float" office:value="115.751">
            <text:p>115.751</text:p>
          </table:table-cell>
          <table:table-cell office:value-type="float" office:value="1005.0">
            <text:p>1005.0</text:p>
          </table:table-cell>
          <table:table-cell office:value-type="float" office:value="82.0">
            <text:p>82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SUA-1903">
            <text:p>SUA-1903</text:p>
          </table:table-cell>
          <table:table-cell office:value-type="float" office:value="-31.99">
            <text:p>-31.99</text:p>
          </table:table-cell>
          <table:table-cell office:value-type="float" office:value="115.52">
            <text:p>115.52</text:p>
          </table:table-cell>
          <table:table-cell office:value-type="float" office:value="5290.0">
            <text:p>5290.0</text:p>
          </table:table-cell>
          <table:table-cell office:value-type="float" office:value="100.0">
            <text:p>100.0</text:p>
          </table:table-cell>
          <table:table-cell office:value-type="string" office:value="Shell material (Katelysia rhytiphora)">
            <text:p>Shell material (Katelysia rhytiphor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79">
            <text:p>0.7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1774">
            <text:p>I-11774</text:p>
          </table:table-cell>
          <table:table-cell office:value-type="float" office:value="-32.383">
            <text:p>-32.383</text:p>
          </table:table-cell>
          <table:table-cell office:value-type="float" office:value="115.736">
            <text:p>115.736</text:p>
          </table:table-cell>
          <table:table-cell office:value-type="float" office:value="2125.0">
            <text:p>2125.0</text:p>
          </table:table-cell>
          <table:table-cell office:value-type="float" office:value="86.0">
            <text:p>86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122">
            <text:p>WAIT-122</text:p>
          </table:table-cell>
          <table:table-cell office:value-type="float" office:value="-32.0">
            <text:p>-32.0</text:p>
          </table:table-cell>
          <table:table-cell office:value-type="float" office:value="115.54">
            <text:p>115.54</text:p>
          </table:table-cell>
          <table:table-cell office:value-type="float" office:value="3525.0">
            <text:p>3525.0</text:p>
          </table:table-cell>
          <table:table-cell office:value-type="float" office:value="312.0">
            <text:p>312.0</text:p>
          </table:table-cell>
          <table:table-cell office:value-type="string" office:value="Shell material (Katelysia scalarina)">
            <text:p>Shell material (Katelysia scalari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83">
            <text:p>WAIT-83</text:p>
          </table:table-cell>
          <table:table-cell office:value-type="float" office:value="-31.99">
            <text:p>-31.99</text:p>
          </table:table-cell>
          <table:table-cell office:value-type="float" office:value="115.52">
            <text:p>115.52</text:p>
          </table:table-cell>
          <table:table-cell office:value-type="float" office:value="5825.0">
            <text:p>5825.0</text:p>
          </table:table-cell>
          <table:table-cell office:value-type="float" office:value="282.0">
            <text:p>282.0</text:p>
          </table:table-cell>
          <table:table-cell office:value-type="string" office:value="Shell material (Katelysia rhytiphora)">
            <text:p>Shell material (Katelysia rhytiphor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765">
            <text:p>0.76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1777">
            <text:p>I-11777</text:p>
          </table:table-cell>
          <table:table-cell office:value-type="float" office:value="-32.367">
            <text:p>-32.367</text:p>
          </table:table-cell>
          <table:table-cell office:value-type="float" office:value="115.769">
            <text:p>115.769</text:p>
          </table:table-cell>
          <table:table-cell office:value-type="float" office:value="5150.0">
            <text:p>5150.0</text:p>
          </table:table-cell>
          <table:table-cell office:value-type="float" office:value="100.0">
            <text:p>100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1962">
            <text:p>I-11962</text:p>
          </table:table-cell>
          <table:table-cell office:value-type="float" office:value="-32.398">
            <text:p>-32.398</text:p>
          </table:table-cell>
          <table:table-cell office:value-type="float" office:value="115.751">
            <text:p>115.751</text:p>
          </table:table-cell>
          <table:table-cell office:value-type="float" office:value="794.0">
            <text:p>794.0</text:p>
          </table:table-cell>
          <table:table-cell office:value-type="float" office:value="82.0">
            <text:p>82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2627">
            <text:p>GX-12627</text:p>
          </table:table-cell>
          <table:table-cell office:value-type="float" office:value="-32.442">
            <text:p>-32.442</text:p>
          </table:table-cell>
          <table:table-cell office:value-type="float" office:value="115.76">
            <text:p>115.76</text:p>
          </table:table-cell>
          <table:table-cell office:value-type="float" office:value="1880.0">
            <text:p>1880.0</text:p>
          </table:table-cell>
          <table:table-cell office:value-type="float" office:value="150.0">
            <text:p>150.0</text:p>
          </table:table-cell>
          <table:table-cell office:value-type="string" office:value="Shell material (Donax)">
            <text:p>Shell material (Donax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earleEtal1988,LewisEtal2013">
            <text:p>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1963">
            <text:p>I-11963</text:p>
          </table:table-cell>
          <table:table-cell office:value-type="float" office:value="-32.398">
            <text:p>-32.398</text:p>
          </table:table-cell>
          <table:table-cell office:value-type="float" office:value="115.751">
            <text:p>115.751</text:p>
          </table:table-cell>
          <table:table-cell office:value-type="float" office:value="414.0">
            <text:p>414.0</text:p>
          </table:table-cell>
          <table:table-cell office:value-type="float" office:value="32.0">
            <text:p>32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1964">
            <text:p>I-11964</text:p>
          </table:table-cell>
          <table:table-cell office:value-type="float" office:value="-32.368">
            <text:p>-32.368</text:p>
          </table:table-cell>
          <table:table-cell office:value-type="float" office:value="115.787">
            <text:p>115.787</text:p>
          </table:table-cell>
          <table:table-cell office:value-type="float" office:value="4593.0">
            <text:p>4593.0</text:p>
          </table:table-cell>
          <table:table-cell office:value-type="float" office:value="110.0">
            <text:p>110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1977">
            <text:p>I-11977</text:p>
          </table:table-cell>
          <table:table-cell office:value-type="float" office:value="-32.326">
            <text:p>-32.326</text:p>
          </table:table-cell>
          <table:table-cell office:value-type="float" office:value="115.799">
            <text:p>115.799</text:p>
          </table:table-cell>
          <table:table-cell office:value-type="float" office:value="6785.0">
            <text:p>6785.0</text:p>
          </table:table-cell>
          <table:table-cell office:value-type="float" office:value="119.0">
            <text:p>119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Beta-132356">
            <text:p>Beta-132356</text:p>
          </table:table-cell>
          <table:table-cell office:value-type="float" office:value="-32.004">
            <text:p>-32.004</text:p>
          </table:table-cell>
          <table:table-cell office:value-type="float" office:value="115.525">
            <text:p>115.525</text:p>
          </table:table-cell>
          <table:table-cell office:value-type="float" office:value="5400.0">
            <text:p>5400.0</text:p>
          </table:table-cell>
          <table:table-cell office:value-type="float" office:value="150.0">
            <text:p>150.0</text:p>
          </table:table-cell>
          <table:table-cell office:value-type="string" office:value="Serpulid Tubeworms">
            <text:p>Serpulid Tubeworm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2626">
            <text:p>GX-12626</text:p>
          </table:table-cell>
          <table:table-cell office:value-type="float" office:value="-32.442">
            <text:p>-32.442</text:p>
          </table:table-cell>
          <table:table-cell office:value-type="float" office:value="115.76">
            <text:p>115.76</text:p>
          </table:table-cell>
          <table:table-cell office:value-type="float" office:value="630.0">
            <text:p>630.0</text:p>
          </table:table-cell>
          <table:table-cell office:value-type="float" office:value="175.0">
            <text:p>175.0</text:p>
          </table:table-cell>
          <table:table-cell office:value-type="string" office:value="Shell material (Donax)">
            <text:p>Shell material (Donax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earleEtal1988,LewisEtal2013">
            <text:p>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Tx-35">
            <text:p>Tx-35</text:p>
          </table:table-cell>
          <table:table-cell office:value-type="float" office:value="-32.0">
            <text:p>-32.0</text:p>
          </table:table-cell>
          <table:table-cell office:value-type="float" office:value="115.5">
            <text:p>115.5</text:p>
          </table:table-cell>
          <table:table-cell office:value-type="float" office:value="6065.0">
            <text:p>6065.0</text:p>
          </table:table-cell>
          <table:table-cell office:value-type="float" office:value="222.0">
            <text:p>222.0</text:p>
          </table:table-cell>
          <table:table-cell office:value-type="string" office:value="Shell material (katelysia)">
            <text:p>Shell material (katelysi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84">
            <text:p>0.8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TamersEtal1964,LewisEtal2013">
            <text:p>TamersEtal1964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Tx-34">
            <text:p>Tx-34</text:p>
          </table:table-cell>
          <table:table-cell office:value-type="float" office:value="-32.0">
            <text:p>-32.0</text:p>
          </table:table-cell>
          <table:table-cell office:value-type="float" office:value="115.5">
            <text:p>115.5</text:p>
          </table:table-cell>
          <table:table-cell office:value-type="float" office:value="5355.0">
            <text:p>5355.0</text:p>
          </table:table-cell>
          <table:table-cell office:value-type="float" office:value="163.0">
            <text:p>163.0</text:p>
          </table:table-cell>
          <table:table-cell office:value-type="string" office:value="Shell material (Ostrea angasi)">
            <text:p>Shell material (Ostrea angasi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765">
            <text:p>0.76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TamersEtal1964,LewisEtal2013">
            <text:p>TamersEtal1964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Tx-33">
            <text:p>Tx-33</text:p>
          </table:table-cell>
          <table:table-cell office:value-type="float" office:value="-32.033">
            <text:p>-32.033</text:p>
          </table:table-cell>
          <table:table-cell office:value-type="float" office:value="115.767">
            <text:p>115.767</text:p>
          </table:table-cell>
          <table:table-cell office:value-type="float" office:value="3116.0">
            <text:p>3116.0</text:p>
          </table:table-cell>
          <table:table-cell office:value-type="float" office:value="262.0">
            <text:p>262.0</text:p>
          </table:table-cell>
          <table:table-cell office:value-type="string" office:value="Charcoal">
            <text:p>Charcoal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amersEtal1964,LewisEtal2013">
            <text:p>TamersEtal1964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1978">
            <text:p>I-11978</text:p>
          </table:table-cell>
          <table:table-cell office:value-type="float" office:value="-32.275">
            <text:p>-32.275</text:p>
          </table:table-cell>
          <table:table-cell office:value-type="float" office:value="115.779">
            <text:p>115.779</text:p>
          </table:table-cell>
          <table:table-cell office:value-type="float" office:value="6065.0">
            <text:p>6065.0</text:p>
          </table:table-cell>
          <table:table-cell office:value-type="float" office:value="115.0">
            <text:p>115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k-8373">
            <text:p>Wk-8373</text:p>
          </table:table-cell>
          <table:table-cell office:value-type="float" office:value="-31.99">
            <text:p>-31.99</text:p>
          </table:table-cell>
          <table:table-cell office:value-type="float" office:value="115.529">
            <text:p>115.529</text:p>
          </table:table-cell>
          <table:table-cell office:value-type="float" office:value="1390.0">
            <text:p>1390.0</text:p>
          </table:table-cell>
          <table:table-cell office:value-type="float" office:value="60.0">
            <text:p>60.0</text:p>
          </table:table-cell>
          <table:table-cell office:value-type="string" office:value="Barnacle (Tetraclitella purpurascens)">
            <text:p>Barnacle (Tetraclitella purpurascens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1979">
            <text:p>I-11979</text:p>
          </table:table-cell>
          <table:table-cell office:value-type="float" office:value="-32.277">
            <text:p>-32.277</text:p>
          </table:table-cell>
          <table:table-cell office:value-type="float" office:value="115.765">
            <text:p>115.765</text:p>
          </table:table-cell>
          <table:table-cell office:value-type="float" office:value="5845.0">
            <text:p>5845.0</text:p>
          </table:table-cell>
          <table:table-cell office:value-type="float" office:value="115.0">
            <text:p>115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2622">
            <text:p>GX-12622</text:p>
          </table:table-cell>
          <table:table-cell office:value-type="float" office:value="-32.518">
            <text:p>-32.518</text:p>
          </table:table-cell>
          <table:table-cell office:value-type="float" office:value="115.734">
            <text:p>115.734</text:p>
          </table:table-cell>
          <table:table-cell office:value-type="float" office:value="6910.0">
            <text:p>6910.0</text:p>
          </table:table-cell>
          <table:table-cell office:value-type="float" office:value="235.0">
            <text:p>235.0</text:p>
          </table:table-cell>
          <table:table-cell office:value-type="string" office:value="Shell material (Katelysia &amp; Sanguinolaria)">
            <text:p>Shell material (Katelysia &amp; Sanguinolari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earleEtal1988,LewisEtal2013">
            <text:p>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84">
            <text:p>WAIT-84</text:p>
          </table:table-cell>
          <table:table-cell office:value-type="float" office:value="-31.99">
            <text:p>-31.99</text:p>
          </table:table-cell>
          <table:table-cell office:value-type="float" office:value="115.52">
            <text:p>115.52</text:p>
          </table:table-cell>
          <table:table-cell office:value-type="float" office:value="3975.0">
            <text:p>3975.0</text:p>
          </table:table-cell>
          <table:table-cell office:value-type="float" office:value="332.0">
            <text:p>332.0</text:p>
          </table:table-cell>
          <table:table-cell office:value-type="string" office:value="Shell material (Katelysia scalarina)">
            <text:p>Shell material (Katelysia scalari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14">
            <text:p>1.1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Beta-132357">
            <text:p>Beta-132357</text:p>
          </table:table-cell>
          <table:table-cell office:value-type="float" office:value="-32.004">
            <text:p>-32.004</text:p>
          </table:table-cell>
          <table:table-cell office:value-type="float" office:value="115.525">
            <text:p>115.525</text:p>
          </table:table-cell>
          <table:table-cell office:value-type="float" office:value="1690.0">
            <text:p>1690.0</text:p>
          </table:table-cell>
          <table:table-cell office:value-type="float" office:value="80.0">
            <text:p>80.0</text:p>
          </table:table-cell>
          <table:table-cell office:value-type="string" office:value="Serpulid Tubeworms">
            <text:p>Serpulid Tubeworm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Beta-132359">
            <text:p>Beta-132359</text:p>
          </table:table-cell>
          <table:table-cell office:value-type="float" office:value="-31.997">
            <text:p>-31.997</text:p>
          </table:table-cell>
          <table:table-cell office:value-type="float" office:value="115.528">
            <text:p>115.528</text:p>
          </table:table-cell>
          <table:table-cell office:value-type="float" office:value="3630.0">
            <text:p>3630.0</text:p>
          </table:table-cell>
          <table:table-cell office:value-type="float" office:value="130.0">
            <text:p>130.0</text:p>
          </table:table-cell>
          <table:table-cell office:value-type="string" office:value="Serpulid Tubeworms">
            <text:p>Serpulid Tubeworm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LewisEtal2013">
            <text:p>BakerEtal2001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82">
            <text:p>WAIT-82</text:p>
          </table:table-cell>
          <table:table-cell office:value-type="float" office:value="-31.99">
            <text:p>-31.99</text:p>
          </table:table-cell>
          <table:table-cell office:value-type="float" office:value="115.52">
            <text:p>115.52</text:p>
          </table:table-cell>
          <table:table-cell office:value-type="float" office:value="6725.0">
            <text:p>6725.0</text:p>
          </table:table-cell>
          <table:table-cell office:value-type="float" office:value="232.0">
            <text:p>232.0</text:p>
          </table:table-cell>
          <table:table-cell office:value-type="string" office:value="Shell material (Tellina perna)">
            <text:p>Shell material (Tellina per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315">
            <text:p>0.3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81">
            <text:p>WAIT-81</text:p>
          </table:table-cell>
          <table:table-cell office:value-type="float" office:value="-31.99">
            <text:p>-31.99</text:p>
          </table:table-cell>
          <table:table-cell office:value-type="float" office:value="115.52">
            <text:p>115.52</text:p>
          </table:table-cell>
          <table:table-cell office:value-type="float" office:value="5935.0">
            <text:p>5935.0</text:p>
          </table:table-cell>
          <table:table-cell office:value-type="float" office:value="451.0">
            <text:p>451.0</text:p>
          </table:table-cell>
          <table:table-cell office:value-type="string" office:value="Shell material (Katelysia rhytiphora)">
            <text:p>Shell material (Katelysia rhytiphor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065">
            <text:p>1.06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123">
            <text:p>WAIT-123</text:p>
          </table:table-cell>
          <table:table-cell office:value-type="float" office:value="-32.0">
            <text:p>-32.0</text:p>
          </table:table-cell>
          <table:table-cell office:value-type="float" office:value="115.55">
            <text:p>115.55</text:p>
          </table:table-cell>
          <table:table-cell office:value-type="float" office:value="6675.0">
            <text:p>6675.0</text:p>
          </table:table-cell>
          <table:table-cell office:value-type="float" office:value="351.0">
            <text:p>351.0</text:p>
          </table:table-cell>
          <table:table-cell office:value-type="string" office:value="Shell material (Paphies cuneata)">
            <text:p>Shell material (Paphies cunea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k8493">
            <text:p>Wk8493</text:p>
          </table:table-cell>
          <table:table-cell office:value-type="float" office:value="-32.001">
            <text:p>-32.001</text:p>
          </table:table-cell>
          <table:table-cell office:value-type="float" office:value="115.528">
            <text:p>115.528</text:p>
          </table:table-cell>
          <table:table-cell office:value-type="float" office:value="4830.0">
            <text:p>4830.0</text:p>
          </table:table-cell>
          <table:table-cell office:value-type="float" office:value="55.0">
            <text:p>55.0</text:p>
          </table:table-cell>
          <table:table-cell office:value-type="string" office:value="Serpulid Tubeworms">
            <text:p>Serpulid Tubeworm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Etal2005,LewisEtal2013">
            <text:p>BakerEtal2001,BakerEtal2005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115">
            <text:p>WAIT-115</text:p>
          </table:table-cell>
          <table:table-cell office:value-type="float" office:value="-31.99">
            <text:p>-31.99</text:p>
          </table:table-cell>
          <table:table-cell office:value-type="float" office:value="115.52">
            <text:p>115.52</text:p>
          </table:table-cell>
          <table:table-cell office:value-type="float" office:value="6075.0">
            <text:p>6075.0</text:p>
          </table:table-cell>
          <table:table-cell office:value-type="float" office:value="282.0">
            <text:p>282.0</text:p>
          </table:table-cell>
          <table:table-cell office:value-type="string" office:value="Shell material (Katelysia rhytiphora)">
            <text:p>Shell material (Katelysia rhytiphor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84">
            <text:p>0.8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114">
            <text:p>WAIT-114</text:p>
          </table:table-cell>
          <table:table-cell office:value-type="float" office:value="-31.99">
            <text:p>-31.99</text:p>
          </table:table-cell>
          <table:table-cell office:value-type="float" office:value="115.52">
            <text:p>115.52</text:p>
          </table:table-cell>
          <table:table-cell office:value-type="float" office:value="3655.0">
            <text:p>3655.0</text:p>
          </table:table-cell>
          <table:table-cell office:value-type="float" office:value="242.0">
            <text:p>242.0</text:p>
          </table:table-cell>
          <table:table-cell office:value-type="string" office:value="Shell material (Katelysia scalarina)">
            <text:p>Shell material (Katelysia scalari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565">
            <text:p>1.56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113">
            <text:p>WAIT-113</text:p>
          </table:table-cell>
          <table:table-cell office:value-type="float" office:value="-32.0">
            <text:p>-32.0</text:p>
          </table:table-cell>
          <table:table-cell office:value-type="float" office:value="115.53">
            <text:p>115.53</text:p>
          </table:table-cell>
          <table:table-cell office:value-type="float" office:value="5925.0">
            <text:p>5925.0</text:p>
          </table:table-cell>
          <table:table-cell office:value-type="float" office:value="292.0">
            <text:p>292.0</text:p>
          </table:table-cell>
          <table:table-cell office:value-type="string" office:value="Shell material (serpulid tubes)">
            <text:p>Shell material (serpulid tubes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k-12790">
            <text:p>Wk-12790</text:p>
          </table:table-cell>
          <table:table-cell office:value-type="float" office:value="-32.275">
            <text:p>-32.275</text:p>
          </table:table-cell>
          <table:table-cell office:value-type="float" office:value="115.713">
            <text:p>115.713</text:p>
          </table:table-cell>
          <table:table-cell office:value-type="float" office:value="1599.0">
            <text:p>1599.0</text:p>
          </table:table-cell>
          <table:table-cell office:value-type="float" office:value="54.0">
            <text:p>54.0</text:p>
          </table:table-cell>
          <table:table-cell office:value-type="string" office:value="Barnacle (Tetraclitella purpurascens)">
            <text:p>Barnacle (Tetraclitella purpurascens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80">
            <text:p>WAIT-80</text:p>
          </table:table-cell>
          <table:table-cell office:value-type="float" office:value="-31.99">
            <text:p>-31.99</text:p>
          </table:table-cell>
          <table:table-cell office:value-type="float" office:value="115.52">
            <text:p>115.52</text:p>
          </table:table-cell>
          <table:table-cell office:value-type="float" office:value="3135.0">
            <text:p>3135.0</text:p>
          </table:table-cell>
          <table:table-cell office:value-type="float" office:value="212.0">
            <text:p>212.0</text:p>
          </table:table-cell>
          <table:table-cell office:value-type="string" office:value="Shell material (Katelysia scalarina)">
            <text:p>Shell material (Katelysia scalari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I-11775">
            <text:p>I-11775</text:p>
          </table:table-cell>
          <table:table-cell office:value-type="float" office:value="-32.408">
            <text:p>-32.408</text:p>
          </table:table-cell>
          <table:table-cell office:value-type="float" office:value="115.769">
            <text:p>115.769</text:p>
          </table:table-cell>
          <table:table-cell office:value-type="float" office:value="3900.0">
            <text:p>3900.0</text:p>
          </table:table-cell>
          <table:table-cell office:value-type="float" office:value="100.0">
            <text:p>100.0</text:p>
          </table:table-cell>
          <table:table-cell office:value-type="string" office:value="Shell material (Donax columbella/Paphies angusta)">
            <text:p>Shell material (Donax columbella/Paphies angust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Woods1986,SearleEtal1988,LewisEtal2013">
            <text:p>SearleWoods1986,SearleEtal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79">
            <text:p>WAIT-79</text:p>
          </table:table-cell>
          <table:table-cell office:value-type="float" office:value="-32.0">
            <text:p>-32.0</text:p>
          </table:table-cell>
          <table:table-cell office:value-type="float" office:value="115.54">
            <text:p>115.54</text:p>
          </table:table-cell>
          <table:table-cell office:value-type="float" office:value="3185.0">
            <text:p>3185.0</text:p>
          </table:table-cell>
          <table:table-cell office:value-type="float" office:value="222.0">
            <text:p>222.0</text:p>
          </table:table-cell>
          <table:table-cell office:value-type="string" office:value="Shell material (Katelysia scalarina)">
            <text:p>Shell material (Katelysia scalari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225">
            <text:p>1.2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WAIT-78">
            <text:p>WAIT-78</text:p>
          </table:table-cell>
          <table:table-cell office:value-type="float" office:value="-32.0">
            <text:p>-32.0</text:p>
          </table:table-cell>
          <table:table-cell office:value-type="float" office:value="115.54">
            <text:p>115.54</text:p>
          </table:table-cell>
          <table:table-cell office:value-type="float" office:value="3095.0">
            <text:p>3095.0</text:p>
          </table:table-cell>
          <table:table-cell office:value-type="float" office:value="183.0">
            <text:p>183.0</text:p>
          </table:table-cell>
          <table:table-cell office:value-type="string" office:value="Shell material (Katelysia scalarina)">
            <text:p>Shell material (Katelysia scalari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775">
            <text:p>0.77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layford1988,LewisEtal2013">
            <text:p>Playford1988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Beta-132362">
            <text:p>Beta-132362</text:p>
          </table:table-cell>
          <table:table-cell office:value-type="float" office:value="-32.001">
            <text:p>-32.001</text:p>
          </table:table-cell>
          <table:table-cell office:value-type="float" office:value="115.528">
            <text:p>115.528</text:p>
          </table:table-cell>
          <table:table-cell office:value-type="float" office:value="1630.0">
            <text:p>1630.0</text:p>
          </table:table-cell>
          <table:table-cell office:value-type="float" office:value="70.0">
            <text:p>70.0</text:p>
          </table:table-cell>
          <table:table-cell office:value-type="string" office:value="Serpulid Tubeworms">
            <text:p>Serpulid Tubeworm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Etal2005,LewisEtal2013">
            <text:p>BakerEtal2001,BakerEtal2005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Beta-132361">
            <text:p>Beta-132361</text:p>
          </table:table-cell>
          <table:table-cell office:value-type="float" office:value="-32.003">
            <text:p>-32.003</text:p>
          </table:table-cell>
          <table:table-cell office:value-type="float" office:value="115.537">
            <text:p>115.537</text:p>
          </table:table-cell>
          <table:table-cell office:value-type="float" office:value="1890.0">
            <text:p>1890.0</text:p>
          </table:table-cell>
          <table:table-cell office:value-type="float" office:value="60.0">
            <text:p>60.0</text:p>
          </table:table-cell>
          <table:table-cell office:value-type="string" office:value="Serpulid Tubeworms">
            <text:p>Serpulid Tubeworm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Beta-132360">
            <text:p>Beta-132360</text:p>
          </table:table-cell>
          <table:table-cell office:value-type="float" office:value="-31.997">
            <text:p>-31.997</text:p>
          </table:table-cell>
          <table:table-cell office:value-type="float" office:value="115.528">
            <text:p>115.528</text:p>
          </table:table-cell>
          <table:table-cell office:value-type="float" office:value="1980.0">
            <text:p>1980.0</text:p>
          </table:table-cell>
          <table:table-cell office:value-type="float" office:value="90.0">
            <text:p>90.0</text:p>
          </table:table-cell>
          <table:table-cell office:value-type="string" office:value="Serpulid Tubeworms">
            <text:p>Serpulid Tubeworm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Etal2005,LewisEtal2013">
            <text:p>BakerEtal2001,BakerEtal2005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Beta-132358">
            <text:p>Beta-132358</text:p>
          </table:table-cell>
          <table:table-cell office:value-type="float" office:value="-31.997">
            <text:p>-31.997</text:p>
          </table:table-cell>
          <table:table-cell office:value-type="float" office:value="115.528">
            <text:p>115.528</text:p>
          </table:table-cell>
          <table:table-cell office:value-type="float" office:value="3650.0">
            <text:p>3650.0</text:p>
          </table:table-cell>
          <table:table-cell office:value-type="float" office:value="140.0">
            <text:p>140.0</text:p>
          </table:table-cell>
          <table:table-cell office:value-type="string" office:value="Serpulid Tubeworms">
            <text:p>Serpulid Tubeworm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Perth">
            <text:p>Perth</text:p>
          </table:table-cell>
          <table:table-cell office:value-type="string" office:value="radiocarbon">
            <text:p>radiocarbon</text:p>
          </table:table-cell>
          <table:table-cell office:value-type="string" office:value="GX-11882">
            <text:p>GX-11882</text:p>
          </table:table-cell>
          <table:table-cell office:value-type="float" office:value="-32.327">
            <text:p>-32.327</text:p>
          </table:table-cell>
          <table:table-cell office:value-type="float" office:value="115.756">
            <text:p>115.756</text:p>
          </table:table-cell>
          <table:table-cell office:value-type="float" office:value="3340.0">
            <text:p>3340.0</text:p>
          </table:table-cell>
          <table:table-cell office:value-type="float" office:value="215.0">
            <text:p>215.0</text:p>
          </table:table-cell>
          <table:table-cell office:value-type="string" office:value="Shell material (Donax)">
            <text:p>Shell material (Donax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arleEtal1988,LewisEtal2013">
            <text:p>SearleEtal1988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